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6000003F6868E7306F351FEAF.png" manifest:media-type="image/png"/>
  <manifest:file-entry manifest:full-path="Pictures/10000000000003E4000001F7BE9894D0C1DC37DE.png" manifest:media-type="image/png"/>
  <manifest:file-entry manifest:full-path="Pictures/10000001000007D00000074B1F70C4E276DE5604.png" manifest:media-type="image/png"/>
  <manifest:file-entry manifest:full-path="Pictures/100000010000030E000000ED3D9D099BD2FFCD71.png" manifest:media-type="image/png"/>
  <manifest:file-entry manifest:full-path="Pictures/10000001000004B0000002674291198CA5C55372.png" manifest:media-type="image/png"/>
  <manifest:file-entry manifest:full-path="Pictures/1000000100000298000001DDB18C787B00FBFB67.png" manifest:media-type="image/png"/>
  <manifest:file-entry manifest:full-path="Pictures/100000010000018900000069C028C9431640BCB1.png" manifest:media-type="image/png"/>
  <manifest:file-entry manifest:full-path="Pictures/100000010000020000000170E2EB50E7ED924F3A.png" manifest:media-type="image/png"/>
  <manifest:file-entry manifest:full-path="Pictures/10000001000000FA000000C8103017E06DD2399B.png" manifest:media-type="image/png"/>
  <manifest:file-entry manifest:full-path="Pictures/10000001000001F4000001F462FD5A6AE5FCFB08.png" manifest:media-type="image/png"/>
  <manifest:file-entry manifest:full-path="Pictures/100000010000026200000262EC472965903240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Estilo_20_padrão_20_de_20_desenho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cm" svg:stroke-color="#3465a4" draw:fill="gradient" draw:fill-gradient-name="Gradient_20_1" draw:textarea-vertical-align="top" draw:auto-grow-height="false" fo:min-height="1.14cm" fo:min-width="0.88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445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0.446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3465a4" draw:fill="gradient" draw:fill-gradient-name="Gradient_20_2" draw:textarea-vertical-align="top" draw:auto-grow-height="false" fo:min-height="3.453cm" fo:min-width="2.27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1.046cm" fo:min-width="1.35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1.046cm" fo:min-width="1.352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3465a4" draw:fill="gradient" draw:fill-gradient-name="Gradient_20_2" draw:textarea-vertical-align="top" draw:auto-grow-height="false" fo:min-height="2.528cm" fo:min-width="2.27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1.139cm" fo:min-width="0.23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1.139cm" fo:min-width="0.23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gradient" draw:fill-gradient-name="Gradient_20_1" draw:textarea-vertical-align="top" draw:auto-grow-height="false" fo:min-height="1.139cm" fo:min-width="0.889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444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3465a4" draw:fill="solid" draw:fill-color="#ffff00" draw:textarea-vertical-align="top" draw:auto-grow-height="false" fo:min-height="0.285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0.728cm" fo:min-width="0.97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cm" fo:min-width="0.191cm" fo:padding-top="0.125cm" fo:padding-bottom="0.125cm" fo:padding-left="0.25cm" fo:padding-right="0.25cm" fo:wrap-option="wrap"/>
    </style:style>
    <style:style style:name="gr2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solid" svg:stroke-width="0cm" svg:stroke-color="#3465a4" draw:fill="gradient" draw:fill-gradient-name="Gradient_20_5" draw:textarea-vertical-align="top" draw:auto-grow-height="false" fo:min-height="0.728cm" fo:min-width="0.977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.103cm" fo:min-width="0.946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.457cm" fo:min-width="1.975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7.954cm" fo:min-width="20.479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color="#5983b0" draw:fill="solid" draw:fill-color="#dee6ef" draw:textarea-horizontal-align="justify" draw:textarea-vertical-align="middle" draw:auto-grow-height="false" fo:min-height="4.714cm" fo:min-width="9.464cm"/>
      <style:paragraph-properties style:writing-mode="lr-tb"/>
    </style:style>
    <style:style style:name="gr3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draw:fill="none" fo:min-height="1.25cm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Padrão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13" style:family="paragraph">
      <loext:graphic-properties draw:fill="solid" draw:fill-color="#dee6ef"/>
      <style:paragraph-properties fo:text-align="start"/>
      <style:text-properties fo:font-size="18pt"/>
    </style:style>
    <style:style style:name="P14" style:family="paragraph">
      <loext:graphic-properties draw:fill="solid" draw:fill-color="#355269"/>
      <style:paragraph-properties fo:text-align="start"/>
      <style:text-properties fo:font-size="18pt"/>
    </style:style>
    <style:style style:name="P1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16" style:family="paragraph">
      <loext:graphic-properties draw:fill="solid" draw:fill-color="#ffff00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9" style:family="paragraph">
      <style:paragraph-properties fo:margin-top="0cm" fo:margin-bottom="0cm" fo:line-height="100%" fo:text-align="end" style:writing-mode="lr-tb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3" style:family="paragraph">
      <loext:graphic-properties draw:fill="gradient" draw:fill-gradient-name="Gradient_20_5"/>
      <style:paragraph-properties fo:text-align="start"/>
      <style:text-properties fo:font-size="18pt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solid" draw:fill-color="#dee6ef"/>
      <style:paragraph-properties fo:text-align="start" style:writing-mode="lr-tb"/>
    </style:style>
    <style:style style:name="P26" style:family="paragraph">
      <style:paragraph-properties fo:text-align="center"/>
    </style:style>
    <style:style style:name="P27" style:family="paragraph">
      <style:text-properties fo:font-size="10pt"/>
    </style:style>
    <style:style style:name="P28" style:family="paragraph">
      <loext:graphic-properties draw:fill="none"/>
      <style:text-properties fo:font-size="1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bold" fo:background-color="transparent" style:font-name-asian="Arial1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10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3cm" svg:height="2.57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3cm" svg:height="1.626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5cm" svg:height="1.576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08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78cm" svg:height="0.776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18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cm" svg:height="0.86cm" svg:x="9cm" svg:y="17.8cm">
          <text:p text:style-name="P7"><text:span text:style-name="T5">02/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6cm" svg:height="3.563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4cm" svg:height="2.128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name="CustomShape 4" draw:style-name="gr8" draw:text-style-name="P2" draw:layer="layout" svg:width="33.415cm" svg:height="1.58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11" draw:layer="layout" svg:width="17.126cm" svg:height="4.313cm" svg:x="1.956cm" svg:y="7.682cm">
          <text:p text:style-name="P10"><text:span text:style-name="T6">MY FIRST </text:span></text:p>
          <text:p text:style-name="P10"><text:span text:style-name="T6">SINGLE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2" draw:layer="layout" svg:width="1.963cm" svg:height="1.964cm" svg:x="25.93cm" svg:y="9.667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3" draw:layer="layout" svg:width="0.519cm" svg:height="0.981cm" draw:transform="rotate (0.41556289489985) translate (26.979cm 10.533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19cm" svg:height="0.982cm" draw:transform="rotate (0.419751685104636) translate (26.91cm 10.533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" draw:text-style-name="P15" draw:layer="layout" svg:width="3.928cm" svg:height="5.237cm" svg:x="23.057cm" svg:y="8.62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4" draw:text-style-name="P13" draw:layer="layout" svg:width="2.618cm" svg:height="1.832cm" svg:x="23.841cm" svg:y="8.621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5" draw:text-style-name="P14" draw:layer="layout" svg:width="2.618cm" svg:height="1.832cm" svg:x="23.712cm" svg:y="8.751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5" draw:layer="layout" svg:width="3.928cm" svg:height="3.928cm" svg:x="23.057cm" svg:y="6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7" draw:text-style-name="P13" draw:layer="layout" svg:width="1.037cm" svg:height="1.964cm" draw:transform="rotate (0.418879020478639) translate (25.152cm 7.733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8" draw:text-style-name="P14" draw:layer="layout" svg:width="1.037cm" svg:height="1.964cm" draw:transform="rotate (0.418879020478639) translate (25.022cm 7.73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9" draw:text-style-name="P12" draw:layer="layout" svg:width="1.963cm" svg:height="1.963cm" svg:x="22.395cm" svg:y="10.584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0" draw:text-style-name="P13" draw:layer="layout" svg:width="0.518cm" svg:height="0.98cm" draw:transform="rotate (0.416261026600648) translate (23.452cm 11.4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2cm" svg:height="0.982cm" draw:transform="rotate (0.420798882655833) translate (23.381cm 11.449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1" draw:text-style-name="P16" draw:layer="layout" svg:width="0.467cm" svg:height="0.757cm" draw:transform="rotate (2.69042504194926) translate (25.901cm 8.828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2" draw:text-style-name="P14" draw:layer="layout" svg:width="1.476cm" svg:height="0.977cm" draw:transform="rotate (1.5707963267949) translate (23.511cm 8.858cm)">
          <text:p/>
          <draw:enhanced-geometry draw:mirror-horizontal="fals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3" draw:text-style-name="P13" draw:layer="layout" svg:width="0.977cm" svg:height="0.238cm" svg:x="23.195cm" svg:y="7.819cm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style-name="gr10" draw:text-style-name="P12" draw:layer="layout" svg:width="1.963cm" svg:height="1.964cm" svg:x="25.928cm" svg:y="9.66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519cm" svg:height="0.981cm" draw:transform="rotate (0.41556289489985) translate (26.977cm 10.53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19cm" svg:height="0.982cm" draw:transform="rotate (0.419751685104636) translate (26.908cm 10.53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" draw:text-style-name="P15" draw:layer="layout" svg:width="3.928cm" svg:height="5.237cm" svg:x="23.055cm" svg:y="8.6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3" draw:layer="layout" svg:width="2.618cm" svg:height="1.832cm" svg:x="23.839cm" svg:y="8.62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4" draw:layer="layout" svg:width="2.618cm" svg:height="1.832cm" svg:x="23.71cm" svg:y="8.75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5" draw:layer="layout" svg:width="3.928cm" svg:height="3.928cm" svg:x="23.055cm" svg:y="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3" draw:layer="layout" svg:width="1.037cm" svg:height="1.964cm" draw:transform="rotate (0.418879020478639) translate (25.15cm 7.73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4" draw:layer="layout" svg:width="1.037cm" svg:height="1.964cm" draw:transform="rotate (0.418879020478639) translate (25.02cm 7.73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2" draw:layer="layout" svg:width="1.963cm" svg:height="1.963cm" svg:x="22.393cm" svg:y="10.58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3" draw:layer="layout" svg:width="0.518cm" svg:height="0.98cm" draw:transform="rotate (0.416261026600648) translate (23.45cm 11.45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2cm" svg:height="0.982cm" draw:transform="rotate (0.420798882655833) translate (23.379cm 11.44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6" draw:layer="layout" svg:width="0.467cm" svg:height="0.757cm" draw:transform="rotate (2.69042504194926) translate (25.897cm 8.82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4" draw:text-style-name="P17" draw:layer="layout" svg:width="5.092cm" svg:height="4.753cm" svg:x="24.1cm" svg:y="8.5cm">
          <draw:image xlink:href="Pictures/10000001000007D00000074B1F70C4E276DE5604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2cm" svg:height="8.544cm" svg:x="1.909cm" svg:y="3.175cm" draw:page-number="2" presentation:class="page"/>
          <draw:frame draw:name="PlaceHolder 2" presentation:style-name="pr2" draw:text-style-name="P18" draw:layer="layout" svg:width="15.212cm" svg:height="9.973cm" svg:x="1.905cm" svg:y="12.224cm" presentation:class="notes" presentation:placeholder="true" presentation:user-transformed="true">
            <draw:text-box/>
          </draw:frame>
          <draw:custom-shape draw:name="CustomShape 9" draw:style-name="gr25" draw:text-style-name="P20" draw:layer="layout" svg:width="8.227cm" svg:height="1.246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_5f_">
        <office:forms form:automatic-focus="false" form:apply-design-mode="false"/>
        <draw:custom-shape draw:name="CustomShape 22" draw:style-name="gr26" draw:text-style-name="P22" draw:layer="layout" svg:width="33.414cm" svg:height="1.605cm" svg:x="0.429cm" svg:y="0.397cm">
          <text:p text:style-name="P21"><text:span text:style-name="T8">My First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2" draw:layer="layout" svg:width="1.963cm" svg:height="1.964cm" svg:x="0.7cm" svg:y="12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3" draw:layer="layout" svg:width="0.519cm" svg:height="0.981cm" draw:transform="rotate (0.41556289489985) translate (0.743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19cm" svg:height="0.982cm" draw:transform="rotate (0.419751685104636) translate (0.808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" draw:text-style-name="P15" draw:layer="layout" svg:width="3.928cm" svg:height="5.237cm" svg:x="1.61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4" draw:text-style-name="P13" draw:layer="layout" svg:width="2.618cm" svg:height="1.832cm" svg:x="2.141cm" svg:y="11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5" draw:text-style-name="P14" draw:layer="layout" svg:width="2.618cm" svg:height="1.832cm" svg:x="2.27cm" svg:y="11.8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5" draw:layer="layout" svg:width="3.928cm" svg:height="3.928cm" svg:x="1.615cm" svg:y="9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7" draw:text-style-name="P13" draw:layer="layout" svg:width="1.037cm" svg:height="1.963cm" draw:transform="rotate (0.418879020478639) translate (1.702cm 10.8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8" draw:text-style-name="P14" draw:layer="layout" svg:width="1.037cm" svg:height="1.963cm" draw:transform="rotate (0.418879020478639) translate (1.832cm 10.87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9" draw:text-style-name="P12" draw:layer="layout" svg:width="1.963cm" svg:height="1.963cm" svg:x="4.235cm" svg:y="13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0" draw:text-style-name="P13" draw:layer="layout" svg:width="0.518cm" svg:height="0.98cm" draw:transform="rotate (0.416261026600648) translate (4.278cm 14.59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2cm" svg:height="0.982cm" draw:transform="rotate (0.420798882655833) translate (4.343cm 14.59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1" draw:text-style-name="P16" draw:layer="layout" svg:width="0.467cm" svg:height="0.757cm" draw:transform="rotate (2.69042504194926) translate (2.781cm 11.971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2" draw:text-style-name="P14" draw:layer="layout" svg:width="1.476cm" svg:height="0.977cm" draw:transform="rotate (1.5707963267949) translate (4.105cm 12.0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3" draw:text-style-name="P13" draw:layer="layout" svg:width="0.977cm" svg:height="0.238cm" svg:x="4.421cm" svg:y="10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style-name="gr10" draw:text-style-name="P12" draw:layer="layout" svg:width="1.963cm" svg:height="1.964cm" svg:x="0.702cm" svg:y="12.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519cm" svg:height="0.981cm" draw:transform="rotate (0.41556289489985) translate (0.745cm 13.67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19cm" svg:height="0.982cm" draw:transform="rotate (0.419751685104636) translate (0.81cm 13.67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" draw:text-style-name="P15" draw:layer="layout" svg:width="3.928cm" svg:height="5.237cm" svg:x="1.61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3" draw:layer="layout" svg:width="2.618cm" svg:height="1.832cm" svg:x="2.143cm" svg:y="11.7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4" draw:layer="layout" svg:width="2.618cm" svg:height="1.832cm" svg:x="2.272cm" svg:y="11.8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5" draw:layer="layout" svg:width="3.928cm" svg:height="3.928cm" svg:x="1.617cm" svg:y="9.1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3" draw:layer="layout" svg:width="1.037cm" svg:height="1.963cm" draw:transform="rotate (0.418879020478639) translate (1.704cm 10.87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4" draw:layer="layout" svg:width="1.037cm" svg:height="1.963cm" draw:transform="rotate (0.418879020478639) translate (1.834cm 10.87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2" draw:layer="layout" svg:width="1.963cm" svg:height="1.963cm" svg:x="4.237cm" svg:y="13.7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3" draw:layer="layout" svg:width="0.518cm" svg:height="0.98cm" draw:transform="rotate (0.416261026600648) translate (4.28cm 14.59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2cm" svg:height="0.982cm" draw:transform="rotate (0.420798882655833) translate (4.345cm 14.59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6" draw:layer="layout" svg:width="0.467cm" svg:height="0.757cm" draw:transform="rotate (2.69042504194926) translate (2.785cm 11.97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4">
          <draw:page-thumbnail draw:name="PlaceHolder 11" draw:style-name="gr7" draw:layer="layout" svg:width="15.201cm" svg:height="8.543cm" svg:x="1.909cm" svg:y="3.175cm" draw:page-number="3" presentation:class="page"/>
          <draw:frame draw:name="PlaceHolder 12" presentation:style-name="pr3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3" draw:style-name="gr27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982" draw:style-name="gr28" draw:text-style-name="P22" draw:layer="layout" svg:width="33.414cm" svg:height="1.605cm" svg:x="0.429cm" svg:y="0.397cm">
          <text:p text:style-name="P21"><text:span text:style-name="T8">My First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2" draw:layer="layout" svg:width="1.963cm" svg:height="1.964cm" svg:x="0.7cm" svg:y="12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3" draw:layer="layout" svg:width="0.519cm" svg:height="0.981cm" draw:transform="rotate (0.41556289489985) translate (0.743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19cm" svg:height="0.982cm" draw:transform="rotate (0.419751685104636) translate (0.808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" draw:text-style-name="P15" draw:layer="layout" svg:width="3.928cm" svg:height="5.237cm" svg:x="1.61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4" draw:text-style-name="P13" draw:layer="layout" svg:width="2.618cm" svg:height="1.832cm" svg:x="2.141cm" svg:y="11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5" draw:text-style-name="P14" draw:layer="layout" svg:width="2.618cm" svg:height="1.832cm" svg:x="2.27cm" svg:y="11.8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5" draw:layer="layout" svg:width="3.928cm" svg:height="3.928cm" svg:x="1.615cm" svg:y="9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7" draw:text-style-name="P13" draw:layer="layout" svg:width="1.037cm" svg:height="1.963cm" draw:transform="rotate (0.418879020478639) translate (1.702cm 10.8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8" draw:text-style-name="P14" draw:layer="layout" svg:width="1.037cm" svg:height="1.963cm" draw:transform="rotate (0.418879020478639) translate (1.832cm 10.87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9" draw:text-style-name="P12" draw:layer="layout" svg:width="1.963cm" svg:height="1.963cm" svg:x="4.235cm" svg:y="13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0" draw:text-style-name="P13" draw:layer="layout" svg:width="0.518cm" svg:height="0.98cm" draw:transform="rotate (0.416261026600648) translate (4.278cm 14.59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2cm" svg:height="0.982cm" draw:transform="rotate (0.420798882655833) translate (4.343cm 14.59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1" draw:text-style-name="P16" draw:layer="layout" svg:width="0.467cm" svg:height="0.757cm" draw:transform="rotate (2.69042504194926) translate (2.781cm 11.971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2" draw:text-style-name="P14" draw:layer="layout" svg:width="1.476cm" svg:height="0.977cm" draw:transform="rotate (1.5707963267949) translate (4.105cm 12.0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9" draw:text-style-name="P23" draw:layer="layout" svg:width="1.476cm" svg:height="0.977cm" draw:transform="rotate (1.5707963267949) translate (5.405cm 12.5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3" draw:text-style-name="P13" draw:layer="layout" svg:width="0.977cm" svg:height="0.238cm" svg:x="4.421cm" svg:y="10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4" presentation:class="page"/>
          <draw:frame draw:name="PlaceHolder 2" presentation:style-name="pr4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981" draw:style-name="gr30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_5f_">
        <office:forms form:automatic-focus="false" form:apply-design-mode="false"/>
        <draw:custom-shape draw:name="CustomShape 20" draw:style-name="gr31" draw:text-style-name="P22" draw:layer="layout" svg:width="33.414cm" svg:height="1.605cm" svg:x="0.429cm" svg:y="0.397cm">
          <text:p text:style-name="P21"><text:span text:style-name="T8">My First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2" draw:layer="layout" svg:width="1.963cm" svg:height="1.964cm" svg:x="0.7cm" svg:y="12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3" draw:layer="layout" svg:width="0.519cm" svg:height="0.981cm" draw:transform="rotate (0.41556289489985) translate (0.743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19cm" svg:height="0.982cm" draw:transform="rotate (0.419751685104636) translate (0.808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" draw:text-style-name="P15" draw:layer="layout" svg:width="3.928cm" svg:height="5.237cm" svg:x="1.61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4" draw:text-style-name="P13" draw:layer="layout" svg:width="2.618cm" svg:height="1.832cm" svg:x="2.141cm" svg:y="11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5" draw:text-style-name="P14" draw:layer="layout" svg:width="2.618cm" svg:height="1.832cm" svg:x="2.27cm" svg:y="11.8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5" draw:layer="layout" svg:width="3.928cm" svg:height="3.928cm" svg:x="1.615cm" svg:y="9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7" draw:text-style-name="P13" draw:layer="layout" svg:width="1.037cm" svg:height="1.963cm" draw:transform="rotate (0.418879020478639) translate (1.702cm 10.8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8" draw:text-style-name="P14" draw:layer="layout" svg:width="1.037cm" svg:height="1.963cm" draw:transform="rotate (0.418879020478639) translate (1.832cm 10.87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9" draw:text-style-name="P12" draw:layer="layout" svg:width="1.963cm" svg:height="1.963cm" svg:x="4.235cm" svg:y="13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0" draw:text-style-name="P13" draw:layer="layout" svg:width="0.518cm" svg:height="0.98cm" draw:transform="rotate (0.416261026600648) translate (4.278cm 14.59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2cm" svg:height="0.982cm" draw:transform="rotate (0.420798882655833) translate (4.343cm 14.59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1" draw:text-style-name="P16" draw:layer="layout" svg:width="0.467cm" svg:height="0.757cm" draw:transform="rotate (2.69042504194926) translate (2.781cm 11.971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2" draw:text-style-name="P14" draw:layer="layout" svg:width="1.476cm" svg:height="0.977cm" draw:transform="rotate (1.5707963267949) translate (4.105cm 12.0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9" draw:text-style-name="P23" draw:layer="layout" svg:width="1.476cm" svg:height="0.977cm" draw:transform="rotate (1.5707963267949) translate (5.405cm 12.5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32" draw:text-style-name="P13" draw:layer="layout" svg:width="2.044cm" svg:height="0.499cm" draw:transform="rotate (-0.366868208769208) translate (4.911cm 10.051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3" draw:text-style-name="P13" draw:layer="layout" svg:width="0.977cm" svg:height="0.238cm" svg:x="4.421cm" svg:y="10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name="PlaceHolder 9" draw:style-name="gr7" draw:layer="layout" svg:width="15.201cm" svg:height="8.543cm" svg:x="1.909cm" svg:y="3.175cm" draw:page-number="5" presentation:class="page"/>
          <draw:frame draw:name="PlaceHolder 10" presentation:style-name="pr5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1" draw:style-name="gr33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_5f_">
        <office:forms form:automatic-focus="false" form:apply-design-mode="false"/>
        <draw:custom-shape draw:name="CustomShape 18" draw:style-name="gr34" draw:text-style-name="P22" draw:layer="layout" svg:width="33.414cm" svg:height="1.605cm" svg:x="0.429cm" svg:y="0.397cm">
          <text:p text:style-name="P21"><text:span text:style-name="T8">My First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13" draw:layer="layout" svg:width="3.499cm" svg:height="0.999cm" draw:transform="rotate (-0.254294472015574) translate (5.181cm 9.019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0" draw:text-style-name="P12" draw:layer="layout" svg:width="1.963cm" svg:height="1.964cm" svg:x="0.7cm" svg:y="12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3" draw:layer="layout" svg:width="0.519cm" svg:height="0.981cm" draw:transform="rotate (0.41556289489985) translate (0.743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19cm" svg:height="0.982cm" draw:transform="rotate (0.419751685104636) translate (0.808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" draw:text-style-name="P15" draw:layer="layout" svg:width="3.928cm" svg:height="5.237cm" svg:x="1.61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4" draw:text-style-name="P13" draw:layer="layout" svg:width="2.618cm" svg:height="1.832cm" svg:x="2.141cm" svg:y="11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5" draw:text-style-name="P14" draw:layer="layout" svg:width="2.618cm" svg:height="1.832cm" svg:x="2.27cm" svg:y="11.8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5" draw:layer="layout" svg:width="3.928cm" svg:height="3.928cm" svg:x="1.615cm" svg:y="9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7" draw:text-style-name="P13" draw:layer="layout" svg:width="1.037cm" svg:height="1.963cm" draw:transform="rotate (0.418879020478639) translate (1.702cm 10.8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8" draw:text-style-name="P14" draw:layer="layout" svg:width="1.037cm" svg:height="1.963cm" draw:transform="rotate (0.418879020478639) translate (1.832cm 10.87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9" draw:text-style-name="P12" draw:layer="layout" svg:width="1.963cm" svg:height="1.963cm" svg:x="4.235cm" svg:y="13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0" draw:text-style-name="P13" draw:layer="layout" svg:width="0.518cm" svg:height="0.98cm" draw:transform="rotate (0.416261026600648) translate (4.278cm 14.59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4" draw:layer="layout" svg:width="0.52cm" svg:height="0.982cm" draw:transform="rotate (0.420798882655833) translate (4.343cm 14.59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1" draw:text-style-name="P16" draw:layer="layout" svg:width="0.467cm" svg:height="0.757cm" draw:transform="rotate (2.69042504194926) translate (2.781cm 11.971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2" draw:text-style-name="P14" draw:layer="layout" svg:width="1.476cm" svg:height="0.977cm" draw:transform="rotate (1.5707963267949) translate (4.105cm 12.0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9" draw:text-style-name="P23" draw:layer="layout" svg:width="1.476cm" svg:height="0.977cm" draw:transform="rotate (1.5707963267949) translate (5.405cm 12.5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32" draw:text-style-name="P13" draw:layer="layout" svg:width="2.044cm" svg:height="0.499cm" draw:transform="rotate (-0.366868208769208) translate (5.111cm 10.051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3" draw:text-style-name="P13" draw:layer="layout" svg:width="0.977cm" svg:height="0.238cm" svg:x="4.421cm" svg:y="10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6" draw:text-style-name="P13" draw:layer="layout" svg:width="29.667cm" svg:height="11.6cm" svg:x="4.1cm" svg:y="2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7" draw:text-style-name="P25" draw:layer="layout" svg:width="10.5cm" svg:height="5.5cm" svg:x="23cm" svg:y="11.7cm">
          <text:p text:style-name="P24">Belief Base</text:p>
          <text:p text:style-name="P24"/>
          <text:p text:style-name="P24">stock(S)<text:tab/><text:tab/>energy(E)</text:p>
          <text:p text:style-name="P24">payment(P) <text:s/><text:tab/>workingDay(W)</text:p>
          <text:p text:style-name="P24">partyNight(N) <text:s text:c="2"/><text:tab/>lunch(L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6" draw:layer="layout" svg:width="28cm" svg:height="8.47cm" svg:x="4.86cm" svg:y="3.347cm">
          <draw:image xlink:href="Pictures/100000010000030E000000ED3D9D099BD2FFCD71.png" xlink:type="simple" xlink:show="embed" xlink:actuate="onLoad" draw:mime-type="image/png">
            <text:p/>
          </draw:image>
        </draw:frame>
        <presentation:notes draw:style-name="dp4">
          <draw:page-thumbnail draw:name="PlaceHolder 7" draw:style-name="gr7" draw:layer="layout" svg:width="15.201cm" svg:height="8.543cm" svg:x="1.909cm" svg:y="3.175cm" draw:page-number="6" presentation:class="page"/>
          <draw:frame draw:name="PlaceHolder 8" presentation:style-name="pr6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9" draw:style-name="gr39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frame draw:style-name="gr40" draw:text-style-name="P17" draw:layer="layout" svg:width="28.71cm" svg:height="14.5cm" svg:x="0.1cm" svg:y="2.613cm">
          <draw:image xlink:href="Pictures/10000000000003E4000001F7BE9894D0C1DC37DE.png" xlink:type="simple" xlink:show="embed" xlink:actuate="onLoad" draw:mime-type="image/png">
            <text:p/>
          </draw:image>
        </draw:frame>
        <draw:custom-shape draw:name="CustomShape 16" draw:style-name="gr41" draw:text-style-name="P22" draw:layer="layout" svg:width="33.414cm" svg:height="1.605cm" svg:x="0.429cm" svg:y="0.397cm">
          <text:p text:style-name="P21"><text:span text:style-name="T8">My First Agent: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28" draw:layer="layout" svg:width="7cm" svg:height="1.5cm" svg:x="26.4cm" svg:y="12.7cm">
          <draw:text-box>
            <text:p text:style-name="P27"><text:a xlink:href="https://github.com/chon-group/distributedAndEmbeddedAI/raw/main/course/06-MyFirstAgent/giacomoAgent.chon" xlink:type="simple">https://github.com/chon-group/distributedAndEmbeddedAI/raw/main/course/06-MyFirstAgent/giacomoAgent.chon</text:a><text:s/></text:p>
          </draw:text-box>
        </draw:frame>
        <draw:frame draw:style-name="gr38" draw:text-style-name="P26" draw:layer="layout" svg:width="8cm" svg:height="8cm" svg:x="25.7cm" svg:y="4.6cm">
          <draw:image xlink:href="Pictures/10000001000003F6000003F6868E7306F351FEAF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_20_1">
        <office:forms form:automatic-focus="false" form:apply-design-mode="false"/>
        <draw:frame draw:name="Imagem 5_1" draw:style-name="gr2" draw:text-style-name="P2" draw:layer="layout" svg:width="6.247cm" svg:height="1.657cm" svg:x="19.9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0" draw:style-name="gr43" draw:text-style-name="P4" draw:layer="layout" svg:width="12.588cm" svg:height="2.282cm" svg:x="10.626cm" svg:y="4.678cm">
          <text:p text:style-name="P3"><text:span text:style-name="T9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4" draw:text-style-name="P4" draw:layer="layout" svg:width="10.591cm" svg:height="1.945cm" svg:x="11.584cm" svg:y="6.801cm">
          <text:p text:style-name="P3"><text:span text:style-name="T10">pantoja@cefet-rj.br</text:span></text:p>
          <text:p text:style-name="P3"><text:span text:style-name="T10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5" draw:text-style-name="P22" draw:layer="layout" svg:width="33.416cm" svg:height="1.605cm" svg:x="0.429cm" svg:y="0.397cm">
          <text:p text:style-name="P21"><text:span text:style-name="T8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8cm" svg:height="3.565cm" svg:x="7.5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6cm" svg:height="2.13cm" svg:x="14.2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draw:frame draw:name="Imagem 6" draw:style-name="gr2" draw:text-style-name="P2" draw:layer="layout" svg:width="3.178cm" svg:height="2.538cm" svg:x="30.325cm" svg:y="-0.013cm">
          <draw:image xlink:href="Pictures/10000001000000FA000000C8103017E06DD2399B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3cm" svg:height="8.545cm" svg:x="1.909cm" svg:y="3.175cm" draw:page-number="8" presentation:class="page"/>
          <draw:frame draw:name="PlaceHolder 2" presentation:style-name="pr7" draw:text-style-name="P18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13" draw:style-name="gr46" draw:text-style-name="P20" draw:layer="layout" svg:width="8.228cm" svg:height="1.247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729fcf" draw:end-color="#dee6ef" draw:start-intensity="100%" draw:end-intensity="100%" draw:angle="30deg" draw:border="0%"/>
    <draw:gradient draw:name="Gradient_20_2" draw:display-name="Gradient 2" draw:style="radial" draw:cx="50%" draw:cy="50%" draw:start-color="#729fcf" draw:end-color="#dee6ef" draw:start-intensity="100%" draw:end-intensity="100%" draw:border="0%"/>
    <draw:gradient draw:name="Gradient_20_5" draw:display-name="Gradient 5" draw:style="linear" draw:start-color="#729fcf" draw:end-color="#dee6ef" draw:start-intensity="100%" draw:end-intensity="100%" draw:angle="3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adrão_20_2-outline2" style:display-name="Padrão 2-outline2" style:family="presentation" style:parent-style-name="Padrão_20_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Padrão_20_2-outline3" style:display-name="Padrão 2-outline3" style:family="presentation" style:parent-style-name="Padrão_20_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Padrão_20_2-outline4" style:display-name="Padrão 2-outline4" style:family="presentation" style:parent-style-name="Padrão_20_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000000" draw:textarea-vertical-align="top" draw:auto-grow-height="false" fo:min-height="1.393cm" fo:min-width="33.3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stroke-linejoin="miter" svg:stroke-linecap="butt" draw:fill="solid" draw:fill-color="#fecd07" draw:textarea-vertical-align="top" draw:auto-grow-height="false" fo:min-height="2.343cm" fo:min-width="33.36cm" fo:padding-top="0.125cm" fo:padding-bottom="0.125cm" fo:padding-left="0.25cm" fo:padding-right="0.25cm" fo:wrap-option="wrap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7cm" fo:min-width="33.344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7cm" fo:min-width="33.344cm" fo:padding-top="0.125cm" fo:padding-bottom="0.125cm" fo:padding-left="0.25cm" fo:padding-right="0.25cm" fo:wrap-option="wrap"/>
    </style:style>
    <style:style style:name="Mgr1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P9" style:family="paragraph">
      <loext:graphic-properties draw:fill="solid" draw:fill-color="#000000"/>
      <style:paragraph-properties fo:text-align="start"/>
      <style:text-properties fo:font-size="18pt"/>
    </style:style>
    <style:style style:name="MP10" style:family="paragraph">
      <loext:graphic-properties draw:fill="solid" draw:fill-color="#fecd07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4pt" fo:letter-spacing="normal" fo:language="en" fo:country="US" fo:font-style="normal" style:text-underline-style="none" fo:font-weight="bold" fo:background-color="transparent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08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7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custom-shape draw:name="CustomShape 1" draw:style-name="Mgr3" draw:text-style-name="MP5" draw:layer="backgroundobjects" svg:width="33.844cm" svg:height="1.627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4cm" svg:height="2.577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2cm" svg:height="1.872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7cm" svg:height="1.477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7cm" svg:height="1.414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09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79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11" draw:text-style-name="MP9" draw:layer="backgroundobjects" svg:width="33.859cm" svg:height="1.642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10" draw:layer="backgroundobjects" svg:width="33.859cm" svg:height="2.592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7cm" svg:height="1.887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2cm" svg:height="1.492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2cm" svg:height="1.429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3" draw:text-style-name="MP12" draw:layer="backgroundobjects" svg:width="25.424cm" svg:height="1.013cm" svg:x="5.8cm" svg:y="17.701cm">
        <text:p text:style-name="MP11"><text:span text:style-name="MT2">Inteligência Artificial Distribuída e Embarca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12" draw:layer="backgroundobjects" svg:width="2.813cm" svg:height="0.924cm" svg:x="30.864cm" svg:y="17.662cm">
        <text:p text:style-name="MP11"><text:span text:style-name="MT4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0.479cm" svg:height="3.18cm" svg:x="1.693cm" svg:y="0.76cm" presentation:class="title" presentation:placeholder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11" draw:text-style-name="MP9" draw:layer="backgroundobjects" svg:width="33.859cm" svg:height="1.642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10" draw:layer="backgroundobjects" svg:width="33.859cm" svg:height="2.592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7cm" svg:height="1.887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2cm" svg:height="1.492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2cm" svg:height="1.429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5" draw:text-style-name="MP12" draw:layer="backgroundobjects" svg:width="25.424cm" svg:height="1.013cm" svg:x="5.8cm" svg:y="17.701cm">
        <text:p text:style-name="MP11"><text:span text:style-name="MT2">Inteligência Artificial Distribuída e Embarca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6" draw:text-style-name="MP12" draw:layer="backgroundobjects" svg:width="2.813cm" svg:height="0.924cm" svg:x="30.864cm" svg:y="17.662cm">
        <text:p text:style-name="MP11"><text:span text:style-name="MT4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2cm" svg:height="9.524cm" svg:x="1.058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17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8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9" draw:text-style-name="MP8" draw:layer="backgroundobjects" svg:width="25.408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0" draw:text-style-name="MP8" draw:layer="backgroundobjects" svg:width="2.797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3-02T21:03:43.223509168</dc:date>
    <meta:editing-cycles>806</meta:editing-cycles>
    <dc:title>Apresentação do PowerPoint</dc:title>
    <meta:editing-duration>PT23H41M13S</meta:editing-duration>
    <meta:generator>LibreOffice/7.4.7.2$Linux_X86_64 LibreOffice_project/40$Build-2</meta:generator>
    <meta:document-statistic meta:object-count="26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